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1b37" officeooo:paragraph-rsid="000b1b37"/>
    </style:style>
    <style:style style:name="P2" style:family="paragraph" style:parent-style-name="Standard">
      <style:text-properties fo:font-weight="bold" officeooo:rsid="000c1a16" officeooo:paragraph-rsid="000c1a16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rsid="000c1a16" officeooo:paragraph-rsid="000c1a16" style:font-weight-asian="bold" style:font-weight-complex="bold"/>
    </style:style>
    <style:style style:name="P4" style:family="paragraph" style:parent-style-name="Standard">
      <style:text-properties fo:font-weight="normal" officeooo:rsid="000b1b37" officeooo:paragraph-rsid="000b1b37" style:font-weight-asian="normal" style:font-weight-complex="normal"/>
    </style:style>
    <style:style style:name="P5" style:family="paragraph" style:parent-style-name="Standard">
      <style:text-properties fo:font-weight="normal" officeooo:rsid="000c1a16" officeooo:paragraph-rsid="000c1a1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operador <text:span text:style-name="T1">IN</text:span><text:span text:style-name="T2"> permite especificar multiples valores en una cláusula WHERE</text:span></text:p>
      <text:p text:style-name="P4">Es un acceso rápido a mútiples condiciones OR</text:p>
      <text:p text:style-name="P1"><text:span text:style-name="T2"/></text:p>
      <text:p text:style-name="P4">Por ejemplo:</text:p>
      <text:p text:style-name="P1"><text:span text:style-name="T2"/></text:p>
      <text:p text:style-name="P4">Devuelve todos los clientes de Alemania, Francia, o Reino Unido</text:p>
      <text:p text:style-name="P1"><text:span text:style-name="T2"/></text:p>
      <text:p text:style-name="P4">SELECT * FROM Customers<text:line-break/>WHERE Country IN ('Germany', 'France', 'UK'); </text:p>
      <text:p text:style-name="P1"><text:span text:style-name="T2"/></text:p>
      <text:p text:style-name="P1"><text:span text:style-name="T2"/></text:p>
      <text:p text:style-name="P2">SINTAXIS</text:p>
      <text:p text:style-name="P2"><text:span text:style-name="T2"/></text:p>
      <text:p text:style-name="P2"><text:span text:style-name="T2">SELECT </text:span><text:span text:style-name="Emphasis"><text:span text:style-name="T2">column_name(s)</text:span></text:span><text:span text:style-name="T2"><text:line-break/>FROM </text:span><text:span text:style-name="Emphasis"><text:span text:style-name="T2">table_name</text:span></text:span><text:span text:style-name="T2"><text:line-break/>WHERE </text:span><text:span text:style-name="Emphasis"><text:span text:style-name="T2">column_name</text:span></text:span><text:span text:style-name="T2"> IN (</text:span><text:span text:style-name="Emphasis"><text:span text:style-name="T2">value1</text:span></text:span><text:span text:style-name="T2">,</text:span><text:span text:style-name="Emphasis"><text:span text:style-name="T2"> value2</text:span></text:span><text:span text:style-name="T2">, ...); </text:span></text:p>
      <text:p text:style-name="P2"><text:span text:style-name="T2"/></text:p>
      <text:p text:style-name="P2"><text:span text:style-name="T2"/></text:p>
      <text:p text:style-name="P2">NOT IN</text:p>
      <text:p text:style-name="P2"><text:span text:style-name="T2"/></text:p>
      <text:p text:style-name="P5">Usando NOT enfrente de IN, devolvemos todos los registros que NO sean ninguno de los valores de la lista.</text:p>
      <text:p text:style-name="P2"><text:span text:style-name="T2"/></text:p>
      <text:p text:style-name="P5">Ejemplo:</text:p>
      <text:p text:style-name="P2"><text:span text:style-name="T2"/></text:p>
      <text:p text:style-name="P5">Devuelve todos los clientes que NO sean de Alemania, Francia, o Reino Unido:</text:p>
      <text:p text:style-name="P2"><text:span text:style-name="T2"/></text:p>
      <text:p text:style-name="P5">SELECT * FROM Customers<text:line-break/>WHERE Country NOT IN ('Germany', 'France', 'UK'); </text:p>
      <text:p text:style-name="P2"><text:span text:style-name="T2"/></text:p>
      <text:p text:style-name="P2"><text:span text:style-name="T2"/></text:p>
      <text:p text:style-name="P2">IN(SELECT)</text:p>
      <text:p text:style-name="P5"><text:line-break/>Podemos usar IN como subconsulta en la cláusula WHERE</text:p>
      <text:p text:style-name="P5">Con una subconsulta podemos devolver todos los registros de la consulta principal que estén presentes en el resultado de la subconsulta.</text:p>
      <text:p text:style-name="P5"><text:line-break/>Por ejemplo:</text:p>
      <text:p text:style-name="P2"><text:span text:style-name="T2"/></text:p>
      <text:p text:style-name="P5">Develve todos los Clientes que tengan un pedido en la tabla Pedidos:</text:p>
      <text:p text:style-name="P2"><text:span text:style-name="T2"/></text:p>
      <text:p text:style-name="P5">SELECT * FROM Customers<text:line-break/>WHERE CustomerID IN (SELECT CustomerID FROM Orders); </text:p>
      <text:p text:style-name="P3"><text:span text:style-name="T2"/></text:p>
      <text:p text:style-name="P2">NOT IN(SELECT)</text:p>
      <text:p text:style-name="P2"><text:span text:style-name="T2"/></text:p>
      <text:p text:style-name="P5">Si la tabla tiene 100 registros y la consulta anterior nos da 74 registros, eso quiere decir que hay 26 clientes que NO han registrado pedidos en la tabla pedidos.</text:p>
      <text:p text:style-name="P5">Esto se puede comprobar usando el operador NOT IN</text:p>
      <text:p text:style-name="P2"><text:span text:style-name="T2"/></text:p>
      <text:p text:style-name="P5">Ejemplo:</text:p>
      <text:p text:style-name="P5">Devuelve todos los clientes que NO han ordenado ningún pedido en la tabla Pedidos:</text:p>
      <text:p text:style-name="P2"><text:span text:style-name="T2"/></text:p>
      <text:p text:style-name="P5">SELECT * FROM Customers<text:line-break/>WHERE CustomerID NOT IN (SELECT CustomerID FROM Orders); 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3:33:15.072000000</meta:creation-date>
    <dc:date>2024-02-22T13:39:41.733000000</dc:date>
    <meta:editing-duration>PT6M26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24" meta:word-count="222" meta:character-count="1378" meta:non-whitespace-character-count="1173"/>
  </office:meta>
</office:document-meta>
</file>